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Client.completePending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listNewsgroups( String wild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Client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Header( String header ,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Article( int articleNumber , ArticlePointer po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Client.selectPrevious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Article( String articleId , ArticlePointer poin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NTPClient.__retrieveArticleInfo( String articleR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Client.retrieveArticleInfo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Header( int articleNumber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Header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listNewNewsgroups( NewGroupsOrNewsQuery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Client.__retrieve( int command , String articleId , ArticlePointer poin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NTPClient.selectNewsgroup( String news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Body( String artic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Newsgroup( String newsgroup , Newsgroup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Client.retrieveArticle( String articleId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authenticate(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NTPClient.selectArticle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( String artic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PreviousArticle( ArticlePointer po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Client.__retrieve( int command , int articleNumber , ArticlePointer po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NTPClient.retrieveHeader( String header , int lowArticleNumber , int high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Client.retrieveArticleHeader( String articleId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NextArticle( ArticlePointer poin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Client.retrieveArticleBody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__readNewsgroupList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NTPClient.__parseGroupReply( String reply , Newsgroup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NTPClient.retrieveArticleHeader( String artic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postArti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Client.selectArticle(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Info( int lowArticleNumber , int high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Client.retrieveArticle( int articleNumber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Body( String articleId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retrieve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Article( String artic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selectNext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__parseArticlePointer( String reply , ArticlePointer poin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NTPClient.retrieveArticl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__parseNewsgroupListEntry( String ent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NTPClient.listNewNews( NewGroupsOrNewsQuery que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NTPClient.retrieveArticleBody( int articleNumber , ArticlePointer po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__retrieveHeader( String header , String articleR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Client.retrieveArticle( int articl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lient.listHel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NTPClient.forwardArticle( String artic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Client.listNews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